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ateralCacheServletReciever.getServlet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teralCacheServletReciever.service( HttpServletRequest request , HttpServletResponse respons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59">
            <text:p text:style-name="Table_20_Contents">59</text:p>
          </table:table-cell>
        </table:table-row>
        <table:table-row>
          <table:table-cell office:value-type="string">
            <text:p text:style-name="Table_20_Contents">LateralCacheServletReciever.init( ServletConfig 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ateralCacheServletReciever.destro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